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6pt" officeooo:rsid="001f074a" officeooo:paragraph-rsid="001f074a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f074a" officeooo:paragraph-rsid="001f074a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f074a" officeooo:paragraph-rsid="001f074a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f074a" officeooo:paragraph-rsid="001f074a" style:font-size-asian="14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У5-32Б</text:p>
      <text:p text:style-name="P1">Носков А. А.</text:p>
      <text:p text:style-name="P2">Рубежный контроль № 2</text:p>
      <text:p text:style-name="P3">Условие:</text:p>
      <text:p text:style-name="P4"><text:tab/>Рубежный контроль представляет собой разработку тестов на языке Python.</text:p>
      <text:p text:style-name="P4"/>
      <text:p text:style-name="P4">1) Проведите рефакторинг текста программы рубежного контроля №1 таким образом, чтобы он был пригоден для модульного тестирования.</text:p>
      <text:p text:style-name="P4">2) Для текста программы рубежного контроля №1 создайте модульные тесты с применением TDD - фреймворка (3 теста).</text:p>
      <text:p text:style-name="P4"/>
      <text:p text:style-name="P2">Текст программы</text:p>
      <text:p text:style-name="P2"/>
      <text:p text:style-name="P2">main.py</text:p>
      <text:p text:style-name="P4">from operator import itemgetter</text:p>
      <text:p text:style-name="P4"/>
      <text:p text:style-name="P4"># Файл - Каталог файлов</text:p>
      <text:p text:style-name="P4"/>
      <text:p text:style-name="P4">class File:</text:p>
      <text:p text:style-name="P4"><text:s text:c="4"/>def __init__(self, file_id, name, type, size, catalog_id):</text:p>
      <text:p text:style-name="P4"><text:s text:c="8"/>self.id = file_id</text:p>
      <text:p text:style-name="P4"><text:s text:c="8"/>self.name = name</text:p>
      <text:p text:style-name="P4"><text:s text:c="8"/>self.type = type</text:p>
      <text:p text:style-name="P4"><text:s text:c="8"/>self.size = size</text:p>
      <text:p text:style-name="P4"><text:s text:c="8"/>self.catalog_id = catalog_id</text:p>
      <text:p text:style-name="P4"/>
      <text:p text:style-name="P4">class Catalog:</text:p>
      <text:p text:style-name="P4"><text:s text:c="4"/>def __init__(self, catalog_id, name):</text:p>
      <text:p text:style-name="P4"><text:s text:c="8"/>self.id = catalog_id</text:p>
      <text:p text:style-name="P4"><text:s text:c="8"/>self.name = name</text:p>
      <text:p text:style-name="P4"/>
      <text:p text:style-name="P4">class CatalogFile:</text:p>
      <text:p text:style-name="P4"><text:s text:c="4"/>def __init__(self, file_id, catalog_id):</text:p>
      <text:p text:style-name="P4"><text:s text:c="8"/>self.file_id = file_id</text:p>
      <text:p text:style-name="P4"><text:s text:c="8"/>self.catalog_id = catalog_id</text:p>
      <text:p text:style-name="P4"/>
      <text:p text:style-name="P4">files = [</text:p>
      <text:p text:style-name="P4"><text:s text:c="4"/>File(1, "some_text", "txt", 5, 1),</text:p>
      <text:p text:style-name="P4"><text:soft-page-break/><text:s text:c="4"/>File(2, "more_text", "txt", 6, 1),</text:p>
      <text:p text:style-name="P4"><text:s text:c="4"/>File(3, "first", "py", 3, 2),</text:p>
      <text:p text:style-name="P4"><text:s text:c="4"/>File(4, "second", "py", 3, 2),</text:p>
      <text:p text:style-name="P4"><text:s text:c="4"/>File(5, "third", "py", 5, 2)</text:p>
      <text:p text:style-name="P4">]</text:p>
      <text:p text:style-name="P4"/>
      <text:p text:style-name="P4">catalogs = [</text:p>
      <text:p text:style-name="P4"><text:s text:c="4"/>Catalog(1, "Texts"),</text:p>
      <text:p text:style-name="P4"><text:s text:c="4"/>Catalog(2, "PythonCode")</text:p>
      <text:p text:style-name="P4">]</text:p>
      <text:p text:style-name="P4"/>
      <text:p text:style-name="P4">catalog_files = [</text:p>
      <text:p text:style-name="P4"><text:s text:c="4"/>CatalogFile(1, 2),</text:p>
      <text:p text:style-name="P4"><text:s text:c="4"/>CatalogFile(2, 1),</text:p>
      <text:p text:style-name="P4"><text:s text:c="4"/>CatalogFile(3, 2),</text:p>
      <text:p text:style-name="P4"><text:s text:c="4"/>CatalogFile(4, 2),</text:p>
      <text:p text:style-name="P4"><text:s text:c="4"/>CatalogFile(5, 2),</text:p>
      <text:p text:style-name="P4"><text:s text:c="4"/>CatalogFile(1, 1)</text:p>
      <text:p text:style-name="P4">]</text:p>
      <text:p text:style-name="P4"/>
      <text:p text:style-name="P4">def first_task(lst):</text:p>
      <text:p text:style-name="P4"><text:s text:c="4"/>return sorted(lst, key=lambda x: x[0])</text:p>
      <text:p text:style-name="P4"/>
      <text:p text:style-name="P4">def second_task(lst):</text:p>
      <text:p text:style-name="P4"><text:s text:c="4"/>d = {}</text:p>
      <text:p text:style-name="P4"><text:s text:c="4"/>for file, file_id, catalog in lst:</text:p>
      <text:p text:style-name="P4"><text:s text:c="8"/>if catalog in d:</text:p>
      <text:p text:style-name="P4"><text:s text:c="12"/>d[catalog] += 1</text:p>
      <text:p text:style-name="P4"><text:s text:c="8"/>else:</text:p>
      <text:p text:style-name="P4"><text:s text:c="12"/>d[catalog] = 1</text:p>
      <text:p text:style-name="P4"><text:s text:c="4"/>return sorted(d.items(), key=lambda x: x[1], reverse=True)</text:p>
      <text:p text:style-name="P4"/>
      <text:p text:style-name="P4">def third_task(lst, end):</text:p>
      <text:p text:style-name="P4"><text:s text:c="4"/>return [(file_name, catalog_name) for file_name, _, catalog_name in lst if file_name.endswith(end)]</text:p>
      <text:p text:style-name="P4"/>
      <text:p text:style-name="P4">def main():</text:p>
      <text:p text:style-name="P4"><text:s text:c="4"/>one_to_many = [(file.name + "." + file.type, file.id, catalog.name)</text:p>
      <text:p text:style-name="P4"><text:s text:c="19"/>for catalog in catalogs</text:p>
      <text:p text:style-name="P4"><text:soft-page-break/><text:s text:c="19"/>for file in files</text:p>
      <text:p text:style-name="P4"><text:s text:c="19"/>if file.catalog_id == catalog.id]</text:p>
      <text:p text:style-name="P4"><text:s text:c="4"/></text:p>
      <text:p text:style-name="P4"><text:s text:c="4"/>many_to_many = [(file.name + '.' + file.type, catalog_file.file_id, catalog.name) </text:p>
      <text:p text:style-name="P4"><text:s text:c="20"/>for file in files</text:p>
      <text:p text:style-name="P4"><text:s text:c="20"/>for catalog in catalogs</text:p>
      <text:p text:style-name="P4"><text:s text:c="20"/>for catalog_file in catalog_files</text:p>
      <text:p text:style-name="P4"><text:s text:c="20"/>if file.id == catalog_file.file_id and catalog.id == catalog_file.catalog_id]</text:p>
      <text:p text:style-name="P4"><text:s text:c="4"/>print(many_to_many)</text:p>
      <text:p text:style-name="P4"/>
      <text:p text:style-name="P4"><text:s text:c="4"/>print("\nЗадание 1")</text:p>
      <text:p text:style-name="P4"><text:s text:c="4"/>print(first_task(one_to_many))</text:p>
      <text:p text:style-name="P4"/>
      <text:p text:style-name="P4"><text:s text:c="4"/>print("\nЗадание 2")</text:p>
      <text:p text:style-name="P4"><text:s text:c="4"/>print(second_task(one_to_many))</text:p>
      <text:p text:style-name="P4"/>
      <text:p text:style-name="P4"><text:s text:c="4"/>print("\nЗадание 3")</text:p>
      <text:p text:style-name="P4"><text:s text:c="4"/>print(third_task(many_to_many, "txt"))</text:p>
      <text:p text:style-name="P4"/>
      <text:p text:style-name="P4">if __name__ == '__main__':</text:p>
      <text:p text:style-name="P4"><text:s text:c="4"/>main()</text:p>
      <text:p text:style-name="P2">tests.py</text:p>
      <text:p text:style-name="P4">import main</text:p>
      <text:p text:style-name="P4">import unittest</text:p>
      <text:p text:style-name="P4"/>
      <text:p text:style-name="P4"/>
      <text:p text:style-name="P4">class Tests(unittest.TestCase):</text:p>
      <text:p text:style-name="P4"><text:s text:c="4"/>def first_test(self):</text:p>
      <text:p text:style-name="P4"><text:s text:c="8"/>test_data = [("test1", "test1", "test1"), ("test2", "test2", "test2")]</text:p>
      <text:p text:style-name="P4"><text:s text:c="8"/>result = main.first_task(test_data)</text:p>
      <text:p text:style-name="P4"><text:s text:c="8"/>good_result = sorted(test_data, key=lambda x: x[0])</text:p>
      <text:p text:style-name="P4"><text:s text:c="8"/>self.assertEqual(result, good_result)</text:p>
      <text:p text:style-name="P4"/>
      <text:p text:style-name="P4"><text:s text:c="4"/>def second_test(self):</text:p>
      <text:p text:style-name="P4"><text:s text:c="8"/>test_data = [('some_text.txt', 1, 'Texts'), ('more_text.txt', 2, 'Texts'), ('first.py', 3, 'PythonCode'), ('second.py', 4, 'PythonCode'), ('third.py', 5, 'PythonCode')]</text:p>
      <text:p text:style-name="P4"><text:soft-page-break/><text:s text:c="8"/>result = main.second_task(test_data)</text:p>
      <text:p text:style-name="P4"><text:s text:c="8"/>good_result = [('PythonCode', 3), ('Texts', 2)]</text:p>
      <text:p text:style-name="P4"><text:s text:c="8"/>self.assertEqual(result, good_result)</text:p>
      <text:p text:style-name="P4"><text:s text:c="8"/></text:p>
      <text:p text:style-name="P4"><text:s text:c="4"/>def third_test(self):</text:p>
      <text:p text:style-name="P4"><text:s text:c="8"/>test_data = [('some_text.txt', 1, 'Texts'), ('some_text.txt', 1, 'PythonCode'), ('more_text.txt', 2, 'Texts'), ('first.py', 3, 'PythonCode'), ('second.py', 4, 'PythonCode'), ('third.py', 5, 'PythonCode')]</text:p>
      <text:p text:style-name="P4"><text:s text:c="8"/>result = main.third_task(test_data, "txt")</text:p>
      <text:p text:style-name="P4"><text:s text:c="8"/>good_result = [('some_text.txt', 'Texts'), ('some_text.txt', 'PythonCode'), ('more_text.txt', 'Texts')]</text:p>
      <text:p text:style-name="P4"><text:s text:c="8"/>self.assertEqual(result, good_result)</text:p>
      <text:p text:style-name="P4"/>
      <text:p text:style-name="P4">t = Tests()</text:p>
      <text:p text:style-name="P4"/>
      <text:p text:style-name="P4">t.first_test()</text:p>
      <text:p text:style-name="P4">t.second_test()</text:p>
      <text:p text:style-name="P4">t.third_test()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13:47:00.991997207</meta:creation-date>
    <dc:date>2024-12-18T13:50:44.404844197</dc:date>
    <meta:editing-duration>PT3M44S</meta:editing-duration>
    <meta:editing-cycles>1</meta:editing-cycles>
    <meta:document-statistic meta:table-count="0" meta:image-count="0" meta:object-count="0" meta:page-count="4" meta:paragraph-count="101" meta:word-count="382" meta:character-count="3628" meta:non-whitespace-character-count="2850"/>
    <meta:generator>LibreOffice/7.3.7.2$Linux_X86_64 LibreOffice_project/30$Build-2</meta:generator>
  </office:meta>
</office:document-meta>
</file>